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, 'Helvetica Neue', Roboto, Arial, sans-serif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3">
      <style:text-properties fo:font-variant="normal" fo:text-transform="none" fo:color="#333333" loext:opacity="100%" style:font-name="inherit" fo:font-size="20.25pt" fo:letter-spacing="normal" fo:font-style="normal" fo:font-weight="bold"/>
    </style:style>
    <style:style style:name="P2" style:family="paragraph" style:parent-style-name="Preformatted_20_Text">
      <loext:graphic-properties draw:fill="none" draw:fill-color="#ffffff"/>
      <style:paragraph-properties fo:margin-left="0.794cm" fo:margin-right="0cm" fo:margin-top="0cm" fo:margin-bottom="0cm" style:contextual-spacing="false" style:line-height-at-least="0.529cm" fo:orphans="2" fo:widows="2" fo:text-indent="0cm" style:auto-text-indent="false" fo:background-color="transparent" fo:padding-left="0.106cm" fo:padding-right="0cm" fo:padding-top="0.049cm" fo:padding-bottom="0.049cm" fo:border-left="0.06pt solid #cccccc" fo:border-right="none" fo:border-top="0.06pt solid #cccccc" fo:border-bottom="0.06pt solid #cccccc"/>
      <style:text-properties fo:font-variant="normal" fo:text-transform="none" fo:color="#000000" loext:opacity="100%" style:font-name="inherit" fo:font-size="10.5pt" fo:letter-spacing="normal" fo:font-style="normal" fo:font-weight="normal" fo:background-color="#ffffff" loext:padding="0cm" loext:border="none"/>
    </style:style>
    <style:style style:name="P3" style:family="paragraph" style:parent-style-name="Text_20_body">
      <style:paragraph-properties fo:margin-left="0cm" fo:margin-right="0cm" fo:margin-top="0cm" fo:margin-bottom="0.265cm" style:contextual-spacing="false" style:line-height-at-least="0.635cm" fo:orphans="2" fo:widows="2" fo:text-indent="0cm" style:auto-text-indent="false"/>
      <style:text-properties fo:font-variant="normal" fo:text-transform="none" fo:color="#333333" loext:opacity="100%" style:font-name="Segoe UI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.212cm" fo:margin-bottom="0.499cm" style:contextual-spacing="false" style:line-height-at-least="0.635cm" fo:orphans="2" fo:widows="2" fo:padding="0cm" fo:border="none"/>
      <style:text-properties fo:font-variant="normal" fo:text-transform="none" fo:color="#333333" loext:opacity="100%" style:font-name="Segoe UI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499cm" style:contextual-spacing="false" style:line-height-at-least="0.635cm" fo:orphans="2" fo:widows="2" fo:padding="0cm" fo:border="none"/>
      <style:text-properties fo:font-variant="normal" fo:text-transform="none" fo:color="#333333" loext:opacity="100%" style:font-name="Segoe UI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65cm" style:contextual-spacing="false" style:line-height-at-least="0.635cm" fo:orphans="2" fo:widows="2" fo:text-indent="0cm" style:auto-text-indent="false"/>
    </style:style>
    <style:style style:name="P7" style:family="paragraph" style:parent-style-name="Text_20_body">
      <style:paragraph-properties fo:text-align="end" style:justify-single-word="false"/>
      <style:text-properties fo:color="#999999" loext:opacity="100%"/>
    </style:style>
    <style:style style:name="T1" style:family="text">
      <style:text-properties fo:font-variant="normal" fo:text-transform="none" fo:color="#333333" loext:opacity="100%" style:font-name="Segoe UI" fo:font-size="12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Segoe UI" fo:font-size="12pt" fo:letter-spacing="normal" fo:font-style="normal" fo:font-weight="bold"/>
    </style:style>
    <style:style style:name="T3" style:family="text">
      <style:text-properties fo:font-variant="normal" fo:text-transform="none" fo:color="#337ab7" loext:opacity="100%" style:text-line-through-style="none" style:text-line-through-type="none" style:font-name="Segoe UI" fo:font-size="12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color="#116644" loext:opacity="100%"/>
    </style:style>
    <style:style style:name="T5" style:family="text">
      <style:text-properties fo:color="#00bb00" loext:opacity="100%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Часть 2 Морфологические преобразования</text:h>
      <text:p text:style-name="P3">Нормализация текста – это процесс приведения каждого слова в тексте к его словарной (нормальной) форме. Это форма, по которой слово можно найти в словаре. Для существительных это именительный падеж, для глаголов это инфинитив итд.</text:p>
      <text:p text:style-name="P6"><text:span text:style-name="T1">Нормализация текста часто необходима как отдельный шаг в процессе машинного перевода, проверки орфографии, и в других задачах </text:span><text:a xlink:type="simple" xlink:href="https://ru.wikipedia.org/wiki/Обработка_естественного_языка" office:target-frame-name="_blank" xlink:show="new" text:style-name="Internet_20_link" text:visited-style-name="Visited_20_Internet_20_Link"><text:span text:style-name="T3">машинной обработки естественного языка</text:span></text:a><text:span text:style-name="T1">.</text:span></text:p>
      <text:p text:style-name="P6"><text:span text:style-name="T1">Сейчас существуют готовые программы, которые умеют хорошо решать задачу, такие как </text:span><text:a xlink:type="simple" xlink:href="https://yandex.ru/dev/mystem/" office:target-frame-name="_blank" xlink:show="new" text:style-name="Internet_20_link" text:visited-style-name="Visited_20_Internet_20_Link"><text:span text:style-name="T3">MyStem</text:span></text:a><text:span text:style-name="T1"> и другие</text:span></text:p>
      <text:p text:style-name="P6"><text:span text:style-name="Strong_20_Emphasis"><text:span text:style-name="T2">Но мы не предлагаем ее решать.</text:span></text:span></text:p>
      <text:p text:style-name="P3">Мы предлагаем решить обратную задачу, по заданным предложениям, приведенным к нормальной форме, и свойствам слов, восстановить исходное предложение</text:p>
      <text:p text:style-name="P3">Пример:</text:p>
      <text:p text:style-name="P3">Вход</text:p>
      <text:p text:style-name="P2"><draw:frame draw:style-name="fr1" draw:name="Врезка1" text:anchor-type="char" svg:x="0cm" svg:width="0.556cm" draw:z-index="0"><draw:text-box fo:min-height="0.041cm"><text:p text:style-name="P7">1</text:p></draw:text-box></draw:frame>ОДНАЖДЫ{ADVB}</text:p>
      <text:p text:style-name="P2"><draw:frame draw:style-name="fr1" draw:name="Врезка2" text:anchor-type="char" svg:x="0cm" svg:width="0.556cm" draw:z-index="1"><draw:text-box fo:min-height="0.041cm"><text:p text:style-name="P7">2</text:p></draw:text-box></draw:frame>В{NOUN,anim,ms-f,Sgtm,Fixd,Abbr,Init,nomn}</text:p>
      <text:p text:style-name="P2"><draw:frame draw:style-name="fr1" draw:name="Врезка3" text:anchor-type="char" svg:x="0cm" svg:width="0.556cm" draw:z-index="2"><draw:text-box fo:min-height="0.041cm"><text:p text:style-name="P7">3</text:p></draw:text-box></draw:frame>СТУДЁНЫЙ{ADJF,Qual,femn,sing,accs}</text:p>
      <text:p text:style-name="P2"><draw:frame draw:style-name="fr1" draw:name="Врезка4" text:anchor-type="char" svg:x="0cm" svg:width="0.556cm" draw:z-index="3"><draw:text-box fo:min-height="0.041cm"><text:p text:style-name="P7">4</text:p></draw:text-box></draw:frame>ЗИМНИЙ{ADJF,femn,accs}</text:p>
      <text:p text:style-name="P2"><draw:frame draw:style-name="fr1" draw:name="Врезка5" text:anchor-type="char" svg:x="0cm" svg:width="0.556cm" draw:z-index="4"><draw:text-box fo:min-height="0.041cm"><text:p text:style-name="P7">5</text:p></draw:text-box></draw:frame>ПОРА{sing,accs}</text:p>
      <text:p text:style-name="P2"><draw:frame draw:style-name="fr1" draw:name="Врезка6" text:anchor-type="char" svg:x="0cm" svg:width="0.556cm" draw:z-index="5"><draw:text-box fo:min-height="0.041cm"><text:p text:style-name="P7">6</text:p></draw:text-box></draw:frame>Я{NOUN,anim,ms-f,Sgtm,Fixd,Abbr,Patr,Init,sing,nomn}</text:p>
      <text:p text:style-name="P2"><draw:frame draw:style-name="fr1" draw:name="Врезка7" text:anchor-type="char" svg:x="0cm" svg:width="0.556cm" draw:z-index="6"><draw:text-box fo:min-height="0.041cm"><text:p text:style-name="P7">7</text:p></draw:text-box></draw:frame>ИЗА{NOUN,anim,plur,gent}</text:p>
      <text:p text:style-name="P2"><draw:frame draw:style-name="fr1" draw:name="Врезка8" text:anchor-type="char" svg:x="0cm" svg:width="0.556cm" draw:z-index="7"><draw:text-box fo:min-height="0.041cm"><text:p text:style-name="P7">8</text:p></draw:text-box></draw:frame>ЛЕСА{NOUN,inan,femn,sing,accs}</text:p>
      <text:p text:style-name="P2"><draw:frame draw:style-name="fr1" draw:name="Врезка9" text:anchor-type="char" svg:x="0cm" svg:width="0.556cm" draw:z-index="8"><draw:text-box fo:min-height="0.041cm"><text:p text:style-name="P7">9</text:p></draw:text-box></draw:frame>ВЫШЕЛ{VERB,perf,intr,sing,indc}</text:p>
      <text:p text:style-name="P2"><draw:frame draw:style-name="fr1" draw:name="Врезка10" text:anchor-type="char" svg:x="0cm" svg:width="0.556cm" draw:z-index="9"><draw:text-box fo:min-height="0.041cm"><text:p text:style-name="P7">10</text:p></draw:text-box></draw:frame>ЕСТЬ{VERB,impf,intr,masc,sing,past,indc}</text:p>
      <text:p text:style-name="P2"><draw:frame draw:style-name="fr1" draw:name="Врезка11" text:anchor-type="char" svg:x="0cm" svg:width="0.556cm" draw:z-index="10"><draw:text-box fo:min-height="0.041cm"><text:p text:style-name="P7">11</text:p></draw:text-box></draw:frame>СИЛЬНЫЙ{Qual,masc,nomn}</text:p>
      <text:p text:style-name="P2"><draw:frame draw:style-name="fr1" draw:name="Врезка12" text:anchor-type="char" svg:x="0cm" svg:width="0.556cm" draw:z-index="11"><draw:text-box fo:min-height="0.041cm"><text:p text:style-name="P7">12</text:p></draw:text-box></draw:frame>МОРОЗ{anim,femn,Sgtm,Surn,sing,nomn}</text:p>
      <text:p text:style-name="P2"><draw:frame draw:style-name="fr1" draw:name="Врезка13" text:anchor-type="char" svg:x="0cm" svg:width="0.556cm" draw:z-index="12"><draw:text-box fo:min-height="0.041cm"><text:p text:style-name="P7">13</text:p></draw:text-box></draw:frame>ГЛЯЖУ{VERB,impf,tran,sing,pres,indc}</text:p>
      <text:p text:style-name="P2"><draw:frame draw:style-name="fr1" draw:name="Врезка14" text:anchor-type="char" svg:x="0cm" svg:width="0.556cm" draw:z-index="13"><draw:text-box fo:min-height="0.041cm"><text:p text:style-name="P7">14</text:p></draw:text-box></draw:frame>ПОДНИМАЮСЬ{VERB,impf,intr,<text:span text:style-name="T4">3</text:span>per,pres,indc}</text:p>
      <text:p text:style-name="P2"><draw:frame draw:style-name="fr1" draw:name="Врезка15" text:anchor-type="char" svg:x="0cm" svg:width="0.556cm" draw:z-index="14"><draw:text-box fo:min-height="0.041cm"><text:p text:style-name="P7">15</text:p></draw:text-box></draw:frame>МЕДЛЕН{Qual,neut}</text:p>
      <text:p text:style-name="P2"><draw:frame draw:style-name="fr1" draw:name="Врезка16" text:anchor-type="char" svg:x="0cm" svg:width="0.556cm" draw:z-index="15"><draw:text-box fo:min-height="0.041cm"><text:p text:style-name="P7">16</text:p></draw:text-box></draw:frame>В{NOUN,ms-f,Fixd,Abbr,Patr,Init,sing,nomn}</text:p>
      <text:p text:style-name="P2"><draw:frame draw:style-name="fr1" draw:name="Врезка17" text:anchor-type="char" svg:x="0cm" svg:width="0.556cm" draw:z-index="16"><draw:text-box fo:min-height="0.041cm"><text:p text:style-name="P7">17</text:p></draw:text-box></draw:frame>ГОРА{NOUN,inan,femn,sing,accs}</text:p>
      <text:p text:style-name="P2"><draw:frame draw:style-name="fr1" draw:name="Врезка18" text:anchor-type="char" svg:x="0cm" svg:width="0.556cm" draw:z-index="17"><draw:text-box fo:min-height="0.041cm"><text:p text:style-name="P7">18</text:p></draw:text-box></draw:frame>ЛОШАДКА{NOUN,anim,femn,sing}</text:p>
      <text:p text:style-name="P2"><draw:frame draw:style-name="fr1" draw:name="Врезка19" text:anchor-type="char" svg:x="0cm" svg:width="0.556cm" draw:z-index="18"><draw:text-box fo:min-height="0.041cm"><text:p text:style-name="P7">19</text:p></draw:text-box></draw:frame>ВЕЗУЩИЙ{impf,pres,actv,femn,sing,nomn}</text:p>
      <text:p text:style-name="P2"><draw:frame draw:style-name="fr1" draw:name="Врезка20" text:anchor-type="char" svg:x="0cm" svg:width="0.556cm" draw:z-index="19"><draw:text-box fo:min-height="0.041cm"><text:p text:style-name="P7">20</text:p></draw:text-box></draw:frame>ХВОРОСТ{NOUN,gen2}</text:p>
      <text:p text:style-name="P2"><draw:frame draw:style-name="fr1" draw:name="Врезка21" text:anchor-type="char" svg:x="0cm" svg:width="0.556cm" draw:z-index="20"><draw:text-box fo:min-height="0.041cm"><text:p text:style-name="P7">21</text:p></draw:text-box></draw:frame>ВОЗ<text:span text:style-name="T5">{</text:span>NOUN,femn,Fixd,Abbr,Orgn,sing,nomn<text:span text:style-name="T5">}</text:span></text:p>
      <text:p text:style-name="P3">Выход</text:p>
      <text:p text:style-name="P2"><draw:frame draw:style-name="fr1" draw:name="Врезка22" text:anchor-type="char" svg:x="0cm" svg:width="0.556cm" draw:z-index="21"><draw:text-box fo:min-height="0.041cm"><text:p text:style-name="P7">1</text:p></draw:text-box></draw:frame><text:soft-page-break/>ОДНАЖДЫ</text:p>
      <text:p text:style-name="P2"><draw:frame draw:style-name="fr1" draw:name="Врезка23" text:anchor-type="char" svg:x="0cm" svg:width="0.556cm" draw:z-index="22"><draw:text-box fo:min-height="0.041cm"><text:p text:style-name="P7">2</text:p></draw:text-box></draw:frame>В</text:p>
      <text:p text:style-name="P2"><draw:frame draw:style-name="fr1" draw:name="Врезка24" text:anchor-type="char" svg:x="0cm" svg:width="0.556cm" draw:z-index="23"><draw:text-box fo:min-height="0.041cm"><text:p text:style-name="P7">3</text:p></draw:text-box></draw:frame>СТУДЁНУЮ</text:p>
      <text:p text:style-name="P2"><draw:frame draw:style-name="fr1" draw:name="Врезка25" text:anchor-type="char" svg:x="0cm" svg:width="0.556cm" draw:z-index="24"><draw:text-box fo:min-height="0.041cm"><text:p text:style-name="P7">4</text:p></draw:text-box></draw:frame>ЗИМНЮЮ</text:p>
      <text:p text:style-name="P2"><draw:frame draw:style-name="fr1" draw:name="Врезка26" text:anchor-type="char" svg:x="0cm" svg:width="0.556cm" draw:z-index="25"><draw:text-box fo:min-height="0.041cm"><text:p text:style-name="P7">5</text:p></draw:text-box></draw:frame>ПОРУ</text:p>
      <text:p text:style-name="P2"><draw:frame draw:style-name="fr1" draw:name="Врезка27" text:anchor-type="char" svg:x="0cm" svg:width="0.556cm" draw:z-index="26"><draw:text-box fo:min-height="0.041cm"><text:p text:style-name="P7">6</text:p></draw:text-box></draw:frame>Я</text:p>
      <text:p text:style-name="P2"><draw:frame draw:style-name="fr1" draw:name="Врезка28" text:anchor-type="char" svg:x="0cm" svg:width="0.556cm" draw:z-index="27"><draw:text-box fo:min-height="0.041cm"><text:p text:style-name="P7">7</text:p></draw:text-box></draw:frame>ИЗ</text:p>
      <text:p text:style-name="P2"><draw:frame draw:style-name="fr1" draw:name="Врезка29" text:anchor-type="char" svg:x="0cm" svg:width="0.556cm" draw:z-index="28"><draw:text-box fo:min-height="0.041cm"><text:p text:style-name="P7">8</text:p></draw:text-box></draw:frame>ЛЕСУ</text:p>
      <text:p text:style-name="P2"><draw:frame draw:style-name="fr1" draw:name="Врезка30" text:anchor-type="char" svg:x="0cm" svg:width="0.556cm" draw:z-index="29"><draw:text-box fo:min-height="0.041cm"><text:p text:style-name="P7">9</text:p></draw:text-box></draw:frame>ВЫШЕЛ</text:p>
      <text:p text:style-name="P2"><draw:frame draw:style-name="fr1" draw:name="Врезка31" text:anchor-type="char" svg:x="0cm" svg:width="0.556cm" draw:z-index="30"><draw:text-box fo:min-height="0.041cm"><text:p text:style-name="P7">10</text:p></draw:text-box></draw:frame>БЫЛ</text:p>
      <text:p text:style-name="P2"><draw:frame draw:style-name="fr1" draw:name="Врезка32" text:anchor-type="char" svg:x="0cm" svg:width="0.556cm" draw:z-index="31"><draw:text-box fo:min-height="0.041cm"><text:p text:style-name="P7">11</text:p></draw:text-box></draw:frame>СИЛЬНЫЙ</text:p>
      <text:p text:style-name="P2"><draw:frame draw:style-name="fr1" draw:name="Врезка33" text:anchor-type="char" svg:x="0cm" svg:width="0.556cm" draw:z-index="32"><draw:text-box fo:min-height="0.041cm"><text:p text:style-name="P7">12</text:p></draw:text-box></draw:frame>МОРОЗ</text:p>
      <text:p text:style-name="P2"><draw:frame draw:style-name="fr1" draw:name="Врезка34" text:anchor-type="char" svg:x="0cm" svg:width="0.556cm" draw:z-index="33"><draw:text-box fo:min-height="0.041cm"><text:p text:style-name="P7">13</text:p></draw:text-box></draw:frame>ГЛЯЖУ</text:p>
      <text:p text:style-name="P2"><draw:frame draw:style-name="fr1" draw:name="Врезка35" text:anchor-type="char" svg:x="0cm" svg:width="0.556cm" draw:z-index="34"><draw:text-box fo:min-height="0.041cm"><text:p text:style-name="P7">14</text:p></draw:text-box></draw:frame>ПОДНИМАЕТСЯ</text:p>
      <text:p text:style-name="P2"><draw:frame draw:style-name="fr1" draw:name="Врезка36" text:anchor-type="char" svg:x="0cm" svg:width="0.556cm" draw:z-index="35"><draw:text-box fo:min-height="0.041cm"><text:p text:style-name="P7">15</text:p></draw:text-box></draw:frame>МЕДЛЕННО</text:p>
      <text:p text:style-name="P2"><draw:frame draw:style-name="fr1" draw:name="Врезка37" text:anchor-type="char" svg:x="0cm" svg:width="0.556cm" draw:z-index="36"><draw:text-box fo:min-height="0.041cm"><text:p text:style-name="P7">16</text:p></draw:text-box></draw:frame>В</text:p>
      <text:p text:style-name="P2"><draw:frame draw:style-name="fr1" draw:name="Врезка38" text:anchor-type="char" svg:x="0cm" svg:width="0.556cm" draw:z-index="37"><draw:text-box fo:min-height="0.041cm"><text:p text:style-name="P7">17</text:p></draw:text-box></draw:frame>ГОРУ</text:p>
      <text:p text:style-name="P2"><draw:frame draw:style-name="fr1" draw:name="Врезка39" text:anchor-type="char" svg:x="0cm" svg:width="0.556cm" draw:z-index="38"><draw:text-box fo:min-height="0.041cm"><text:p text:style-name="P7">18</text:p></draw:text-box></draw:frame>ЛОШАДКА</text:p>
      <text:p text:style-name="P2"><draw:frame draw:style-name="fr1" draw:name="Врезка40" text:anchor-type="char" svg:x="0cm" svg:width="0.556cm" draw:z-index="39"><draw:text-box fo:min-height="0.041cm"><text:p text:style-name="P7">19</text:p></draw:text-box></draw:frame>ВЕЗУЩАЯ</text:p>
      <text:p text:style-name="P2"><draw:frame draw:style-name="fr1" draw:name="Врезка41" text:anchor-type="char" svg:x="0cm" svg:width="0.556cm" draw:z-index="40"><draw:text-box fo:min-height="0.041cm"><text:p text:style-name="P7">20</text:p></draw:text-box></draw:frame>ХВОРОСТУ</text:p>
      <text:p text:style-name="P2"><draw:frame draw:style-name="fr1" draw:name="Врезка42" text:anchor-type="char" svg:x="0cm" svg:width="0.556cm" draw:z-index="41"><draw:text-box fo:min-height="0.041cm"><text:p text:style-name="P7">21</text:p></draw:text-box></draw:frame>ВОЗ</text:p>
      <text:p text:style-name="P6"><text:span text:style-name="T1">Чтобы не придумывать все правила самостоятельно, мы предлагаем воспользоваться наработками проекта </text:span><text:a xlink:type="simple" xlink:href="http://opencorpora.org/" office:target-frame-name="_blank" xlink:show="new" text:style-name="Internet_20_link" text:visited-style-name="Visited_20_Internet_20_Link"><text:span text:style-name="T3">Открытый корпус (opencorpora)</text:span></text:a><text:span text:style-name="T1"> который предоставляет </text:span><text:a xlink:type="simple" xlink:href="http://opencorpora.org/files/export/dict/dict.opcorpora.txt.zip" office:target-frame-name="_blank" xlink:show="new" text:style-name="Internet_20_link" text:visited-style-name="Visited_20_Internet_20_Link"><text:span text:style-name="T3">словарь в машиночитаемом виде</text:span></text:a><text:span text:style-name="T1">. Словарь встроен в проверяющую систему и хранится уже у нас, и уже загружен в память.</text:span></text:p>
      <text:p text:style-name="P6"><text:span text:style-name="T1">Описание граммем можно подсмотреть в xml-выгрузке словаря или в сокращенной форме </text:span><text:a xlink:type="simple" xlink:href="https://pymorphy2.readthedocs.io/en/stable/user/grammemes.html" office:target-frame-name="_blank" xlink:show="new" text:style-name="Internet_20_link" text:visited-style-name="Visited_20_Internet_20_Link"><text:span text:style-name="T3">тут</text:span></text:a><text:span text:style-name="T1">.</text:span></text:p>
      <text:list xml:id="list3924188968" text:style-name="L1">
        <text:list-item>
          <text:p text:style-name="P4">В вводе могут присутствовать слова без “{}”, это значит что слово нужно вернуть без изменений.</text:p>
        </text:list-item>
        <text:list-item>
          <text:p text:style-name="P5">Может быть несколько словоформ, соответствующих данному набору атрибутов. В этом случае требуется вернуть первую по порядку во входном словаре</text:p>
        </text:list-item>
        <text:list-item>
          <text:p text:style-name="P5">Разделители слов для входных данных - пробелы и переводы строк</text:p>
        </text:list-item>
        <text:list-item>
          <text:p text:style-name="P5">Разделители для выходных данных - пробелы</text:p>
        </text:list-item>
        <text:list-item>
          <text:p text:style-name="P5">Разделители атрибутов - запятые и пробелы</text:p>
        </text:list-item>
        <text:list-item>
          <text:p text:style-name="P5">Аттрибуты в тестах могут быть произвольными (не только те что в словаре opencorpora)</text:p>
        </text:list-item>
      </text:list>
      <text:p text:style-name="P6"><text:soft-page-break/><text:a xlink:type="simple" xlink:href="https://api.ulearn.me/slides/backend-internship-2022/5185bf31-e336-4af4-9bd0-85b7e9593e90/exercise/student-zip/Morphology.zip" text:style-name="Internet_20_link" text:visited-style-name="Visited_20_Internet_20_Link"><text:span text:style-name="T3">Скачай проект Morphology</text:span></text:a><text:span text:style-name="T1"> и реализуй недостающие методы класса SentenceMorpher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, 'Helvetica Neue', Roboto, Arial, sans-serif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1T14:35:52.215000000</dc:date>
    <meta:editing-duration>PT9S</meta:editing-duration>
    <meta:editing-cycles>1</meta:editing-cycles>
    <meta:document-statistic meta:table-count="0" meta:image-count="0" meta:object-count="0" meta:page-count="3" meta:paragraph-count="102" meta:word-count="314" meta:character-count="2447" meta:non-whitespace-character-count="2240"/>
    <meta:generator>LibreOffice/7.2.4.1$Windows_X86_64 LibreOffice_project/27d75539669ac387bb498e35313b970b7fe9c4f9</meta:generator>
  </office:meta>
</office:document-meta>
</file>